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Research Plan for Multi-Agent Path Finding with matching using Increasing Cost Tree Sear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Background</text:p>
              </text:list-item>
              <text:list-item>
                <text:p>Research question</text:p>
                <text:list>
                  <text:list-item>
                    <text:p>Sub-questions</text:p>
                  </text:list-item>
                  <text:list-item>
                    <text:p>Candidate algorithm</text:p>
                  </text:list-item>
                </text:list>
              </text:list-item>
              <text:list-item>
                <text:p>Method</text:p>
              </text:list-item>
              <text:list-item>
                <text:p>Plan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ackgroun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9T11:07:31.774106184</meta:creation-date>
    <dc:date>2021-04-29T11:59:27.772335377</dc:date>
    <meta:editing-duration>PT1M25S</meta:editing-duration>
    <meta:editing-cycles>1</meta:editing-cycles>
    <meta:document-statistic meta:object-count="32"/>
    <meta:generator>LibreOffice/7.0.5.2$Linux_X86_64 LibreOffice_project/00$Build-2</meta:generator>
  </office:meta>
</office:document-meta>
</file>